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3835in"/>
    </style:style>
    <style:style style:name="co2" style:family="table-column">
      <style:table-column-properties fo:break-before="auto" style:column-width="1.8193in"/>
    </style:style>
    <style:style style:name="co3" style:family="table-column">
      <style:table-column-properties fo:break-before="auto" style:column-width="1.786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etcd 0.5.0-alpha.0" table:style-name="ta1">
        <table:shapes>
          <draw:frame draw:z-index="0" draw:style-name="gr1" draw:text-style-name="P1" svg:width="6.2996in" svg:height="3.5449in" svg:x="6.9244in" svg:y="0.2299in">
            <draw:object draw:notify-on-update-of-ranges="'etcd 0.5.0-alpha.0'.A2:'etcd 0.5.0-alpha.0'.A22 'etcd 0.5.0-alpha.0'.B1:'etcd 0.5.0-alpha.0'.B1 'etcd 0.5.0-alpha.0'.B2:'etcd 0.5.0-alpha.0'.B22 'etcd 0.5.0-alpha.0'.C1:'etcd 0.5.0-alpha.0'.C1 'etcd 0.5.0-alpha.0'.C2:'etcd 0.5.0-alpha.0'.C22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6.2996in" svg:height="3.5453in" svg:x="13.4433in" svg:y="0.1882in">
            <draw:object draw:notify-on-update-of-ranges="'etcd 0.5.0-alpha.0'.A2:'etcd 0.5.0-alpha.0'.A24 'etcd 0.5.0-alpha.0'.C1:'etcd 0.5.0-alpha.0'.C1 'etcd 0.5.0-alpha.0'.C2:'etcd 0.5.0-alpha.0'.C24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6.2996in" svg:height="3.5453in" svg:x="8.9287in" svg:y="4.0264in">
            <draw:object draw:notify-on-update-of-ranges="'etcd 0.5.0-alpha.0'.A2:'etcd 0.5.0-alpha.0'.A22 'etcd 0.5.0-alpha.0'.B1:'etcd 0.5.0-alpha.0'.B1 'etcd 0.5.0-alpha.0'.B2:'etcd 0.5.0-alpha.0'.B22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Num Nodes Span Dir (10K)</text:p>
          </table:table-cell>
          <table:table-cell table:style-name="ce1" office:value-type="string" calcext:value-type="string">
            <text:p>Etcd Memory Usage (MB)</text:p>
          </table:table-cell>
          <table:table-cell table:style-name="ce1" office:value-type="string" calcext:value-type="string">
            <text:p>Etcd Snapshot Size (MB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456" calcext:value-type="float">
            <text:p>10.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.556" calcext:value-type="float">
            <text:p>68.556</text:p>
          </table:table-cell>
          <table:table-cell office:value-type="float" office:value="5.7" calcext:value-type="float">
            <text:p>5.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8.9" calcext:value-type="float">
            <text:p>138.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3.304" calcext:value-type="float">
            <text:p>203.30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1.368" calcext:value-type="float">
            <text:p>291.36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2.968" calcext:value-type="float">
            <text:p>352.96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88.768" calcext:value-type="float">
            <text:p>388.76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36.74" calcext:value-type="float">
            <text:p>536.7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32.028" calcext:value-type="float">
            <text:p>632.02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24.32" calcext:value-type="float">
            <text:p>724.3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4.32" calcext:value-type="float">
            <text:p>724.3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24.32" calcext:value-type="float">
            <text:p>724.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24.576" calcext:value-type="float">
            <text:p>724.57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03.056" calcext:value-type="float">
            <text:p>803.05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63.14" calcext:value-type="float">
            <text:p>963.1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82.8" calcext:value-type="float">
            <text:p>1482.8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82.8" calcext:value-type="float">
            <text:p>1482.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86.896" calcext:value-type="float">
            <text:p>1486.896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86.896" calcext:value-type="float">
            <text:p>1486.89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87.92" calcext:value-type="float">
            <text:p>1487.9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88.944" calcext:value-type="float">
            <text:p>1488.944</text:p>
          </table:table-cell>
          <table:table-cell office:value-type="float" office:value="110" calcext:value-type="float">
            <text:p>110</text:p>
          </table:table-cell>
        </table:table-row>
        <table:table-row table:style-name="ro1" table:number-rows-repeated="10">
          <table:table-cell table:number-columns-repeated="3"/>
        </table:table-row>
        <table:table-row table:style-name="ro1">
          <table:table-cell office:value-type="string" calcext:value-type="string">
            <text:p>N=20000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ey Value Size:</text:p>
          </table:table-cell>
          <table:table-cell office:value-type="string" calcext:value-type="string">
            <text:p>207 bytes</text:p>
          </table:table-cell>
          <table:table-cell/>
        </table:table-row>
        <table:table-row table:style-name="ro1">
          <table:table-cell table:style-name="ce1" office:value-type="string" calcext:value-type="string">
            <text:p>Start-up time:</text:p>
          </table:table-cell>
          <table:table-cell office:value-type="string" calcext:value-type="string">
            <text:p>8s</text:p>
          </table:table-cell>
          <table:table-cell/>
        </table:table-row>
        <table:table-row table:style-name="ro1">
          <table:table-cell table:style-name="ce1" office:value-type="string" calcext:value-type="string">
            <text:p>Mem usage after restart:</text:p>
          </table:table-cell>
          <table:table-cell office:value-type="string" calcext:value-type="string">
            <text:p>1103.932 MB</text:p>
          </table:table-cell>
          <table:table-cell/>
        </table:table-row>
        <table:table-row table:style-name="ro1">
          <table:table-cell table:style-name="ce1" office:value-type="string" calcext:value-type="string">
            <text:p>List all nodes in dir:</text:p>
          </table:table-cell>
          <table:table-cell office:value-type="string" calcext:value-type="string">
            <text:p>Min 1.1, Max 1.2 s</text:p>
          </table:table-cell>
          <table:table-cell/>
        </table:table-row>
        <table:table-row table:style-name="ro1">
          <table:table-cell table:style-name="ce1"/>
          <table:table-cell table:number-columns-repeated="2"/>
        </table:table-row>
        <table:table-row table:style-name="ro1" table:number-rows-repeated="5">
          <table:table-cell table:number-columns-repeated="3"/>
        </table:table-row>
        <table:table-row table:style-name="ro1">
          <table:table-cell office:value-type="string" calcext:value-type="string">
            <text:p><text:span text:style-name="T1">Scenario</text:span>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pulate N nodes in a dir.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3">00/00/0000</text:date>, <text:time style:data-style-name="N2" text:time-value="11:25:19.6026585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9T15:46:02.401942472</meta:creation-date>
    <meta:generator>LibreOffice/4.2.6.3$Linux_X86_64 LibreOffice_project/420$Build-3</meta:generator>
    <dc:date>2014-11-03T13:21:57.065751733</dc:date>
    <meta:editing-duration>PT23H31M30S</meta:editing-duration>
    <meta:editing-cycles>18</meta:editing-cycles>
    <meta:document-statistic meta:table-count="1" meta:cell-count="77" meta:object-count="3"/>
  </office:meta>
</office:document-meta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2cm" svg:height="9.005cm" xlink:href=".." xlink:type="simple" chart:class="chart:bar" chart:style-name="ch1">
        <chart:title svg:x="5.391cm" svg:y="0.316cm" chart:style-name="ch2">
          <text:p>Populating Nodes at Scale</text:p>
        </chart:title>
        <chart:legend chart:legend-position="bottom" svg:x="3.5cm" svg:y="8.222cm" style:legend-expansion="wide" chart:style-name="ch3"/>
        <chart:plot-area chart:style-name="ch4" table:cell-range-address="'etcd 0.5.0-alpha.0'.A1:'etcd 0.5.0-alpha.0'.C22" chart:data-source-has-labels="both" svg:x="1.331cm" svg:y="1.635cm" svg:width="14.031cm" svg:height="5.426cm">
          <chartooo:coordinate-region svg:x="2.323cm" svg:y="1.834cm" svg:width="13.039cm" svg:height="4.58cm"/>
          <chart:axis chart:dimension="x" chart:name="primary-x" chart:style-name="ch5" chartooo:axis-type="auto">
            <chartooo:date-scale/>
            <chart:title svg:x="6.9cm" svg:y="7.241cm" chart:style-name="ch6">
              <text:p>Nodes In Dir ( 10K)</text:p>
            </chart:title>
            <chart:categories table:cell-range-address="'etcd 0.5.0-alpha.0'.A2:'etcd 0.5.0-alpha.0'.A22"/>
          </chart:axis>
          <chart:axis chart:dimension="y" chart:name="primary-y" chart:style-name="ch7">
            <chart:title svg:x="0.451cm" svg:y="4.63cm" chart:style-name="ch8">
              <text:p>MB</text:p>
            </chart:title>
            <chart:grid chart:style-name="ch9" chart:class="major"/>
          </chart:axis>
          <chart:series chart:style-name="ch10" chart:values-cell-range-address="'etcd 0.5.0-alpha.0'.B2:'etcd 0.5.0-alpha.0'.B22" chart:label-cell-address="'etcd 0.5.0-alpha.0'.B1:'etcd 0.5.0-alpha.0'.B1" chart:class="chart:bar">
            <chart:data-point chart:repeated="21"/>
          </chart:series>
          <chart:series chart:style-name="ch11" chart:values-cell-range-address="'etcd 0.5.0-alpha.0'.C2:'etcd 0.5.0-alpha.0'.C22" chart:label-cell-address="'etcd 0.5.0-alpha.0'.C1:'etcd 0.5.0-alpha.0'.C1" chart:class="chart:ba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tcd Memory Usage (MB)</text:p>
                <draw:g>
                  <svg:desc>'etcd 0.5.0-alpha.0'.B1:'etcd 0.5.0-alpha.0'.B1</svg:desc>
                </draw:g>
              </table:table-cell>
              <table:table-cell office:value-type="string">
                <text:p>Etcd Snapshot Size (MB)</text:p>
                <draw:g>
                  <svg:desc>'etcd 0.5.0-alpha.0'.C1:'etcd 0.5.0-alpha.0'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etcd 0.5.0-alpha.0'.A2:'etcd 0.5.0-alpha.0'.A22</svg:desc>
                </draw:g>
              </table:table-cell>
              <table:table-cell office:value-type="float" office:value="10.456">
                <text:p>10.456</text:p>
                <draw:g>
                  <svg:desc>'etcd 0.5.0-alpha.0'.B2:'etcd 0.5.0-alpha.0'.B22</svg:desc>
                </draw:g>
              </table:table-cell>
              <table:table-cell office:value-type="float" office:value="0">
                <text:p>0</text:p>
                <draw:g>
                  <svg:desc>'etcd 0.5.0-alpha.0'.C2:'etcd 0.5.0-alpha.0'.C22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68.556">
                <text:p>68.556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38.9">
                <text:p>138.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03.304">
                <text:p>203.30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91.368">
                <text:p>291.36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52.968">
                <text:p>352.96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88.768">
                <text:p>388.76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536.74">
                <text:p>536.7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632.028">
                <text:p>632.02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724.32">
                <text:p>724.3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4.32">
                <text:p>724.3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724.32">
                <text:p>724.3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724.576">
                <text:p>724.57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803.056">
                <text:p>803.05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963.14">
                <text:p>963.1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482.8">
                <text:p>1482.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482.8">
                <text:p>1482.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486.896">
                <text:p>1486.89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486.896">
                <text:p>1486.89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487.92">
                <text:p>1487.92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488.944">
                <text:p>1488.944</text:p>
              </table:table-cell>
              <table:table-cell office:value-type="float" office:value="110">
                <text:p>11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2cm" svg:height="9.006cm" xlink:href=".." xlink:type="simple" chart:class="chart:bar" chart:style-name="ch1">
        <chart:title svg:x="6.026cm" svg:y="0.316cm" chart:style-name="ch2">
          <text:p>Etcd Snapshot Size</text:p>
        </chart:title>
        <chart:legend chart:legend-position="end" svg:x="11.331cm" svg:y="4.204cm" style:legend-expansion="high" chart:style-name="ch3"/>
        <chart:plot-area chart:style-name="ch4" table:cell-range-address="'etcd 0.5.0-alpha.0'.A2:'etcd 0.5.0-alpha.0'.A24 'etcd 0.5.0-alpha.0'.C1:'etcd 0.5.0-alpha.0'.C24" chart:data-source-has-labels="both" svg:x="1.331cm" svg:y="1.635cm" svg:width="9.36cm" svg:height="6.21cm">
          <chartooo:coordinate-region svg:x="2.138cm" svg:y="1.834cm" svg:width="8.553cm" svg:height="4.966cm"/>
          <chart:axis chart:dimension="x" chart:name="primary-x" chart:style-name="ch5" chartooo:axis-type="auto">
            <chartooo:date-scale/>
            <chart:title svg:x="4.565cm" svg:y="8.025cm" chart:style-name="ch6">
              <text:p>Nodes In Dir ( 10K)</text:p>
            </chart:title>
            <chart:categories table:cell-range-address="'etcd 0.5.0-alpha.0'.A2:'etcd 0.5.0-alpha.0'.A24"/>
          </chart:axis>
          <chart:axis chart:dimension="y" chart:name="primary-y" chart:style-name="ch7">
            <chart:title svg:x="0.451cm" svg:y="5.022cm" chart:style-name="ch8">
              <text:p>MB</text:p>
            </chart:title>
            <chart:grid chart:style-name="ch9" chart:class="major"/>
          </chart:axis>
          <chart:series chart:style-name="ch10" chart:values-cell-range-address="'etcd 0.5.0-alpha.0'.C2:'etcd 0.5.0-alpha.0'.C24" chart:label-cell-address="'etcd 0.5.0-alpha.0'.C1:'etcd 0.5.0-alpha.0'.C1" chart:class="chart:bar">
            <chart:data-point chart:repeated="2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tcd Snapshot Size (MB)</text:p>
                <draw:g>
                  <svg:desc>'etcd 0.5.0-alpha.0'.C1:'etcd 0.5.0-alpha.0'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etcd 0.5.0-alpha.0'.A2:'etcd 0.5.0-alpha.0'.A24</svg:desc>
                </draw:g>
              </table:table-cell>
              <table:table-cell office:value-type="float" office:value="0">
                <text:p>0</text:p>
                <draw:g>
                  <svg:desc>'etcd 0.5.0-alpha.0'.C2:'etcd 0.5.0-alpha.0'.C24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2cm" svg:height="9.006cm" xlink:href=".." xlink:type="simple" chart:class="chart:bar" chart:style-name="ch1">
        <chart:title svg:x="4.214cm" svg:y="0.316cm" chart:style-name="ch2">
          <text:p>Etcd Memory Usage during Population</text:p>
        </chart:title>
        <chart:legend chart:legend-position="end" svg:x="11.252cm" svg:y="4.204cm" style:legend-expansion="high" chart:style-name="ch3"/>
        <chart:plot-area chart:style-name="ch4" table:cell-range-address="'etcd 0.5.0-alpha.0'.A1:'etcd 0.5.0-alpha.0'.B22" chart:data-source-has-labels="both" svg:x="1.331cm" svg:y="1.635cm" svg:width="9.281cm" svg:height="6.21cm">
          <chartooo:coordinate-region svg:x="2.323cm" svg:y="1.834cm" svg:width="8.289cm" svg:height="5.364cm"/>
          <chart:axis chart:dimension="x" chart:name="primary-x" chart:style-name="ch5" chartooo:axis-type="auto">
            <chartooo:date-scale/>
            <chart:title svg:x="4.525cm" svg:y="8.025cm" chart:style-name="ch6">
              <text:p>Nodes In Dir ( 10K)</text:p>
            </chart:title>
            <chart:categories table:cell-range-address="'etcd 0.5.0-alpha.0'.A2:'etcd 0.5.0-alpha.0'.A22"/>
          </chart:axis>
          <chart:axis chart:dimension="y" chart:name="primary-y" chart:style-name="ch7">
            <chart:title svg:x="0.451cm" svg:y="5.022cm" chart:style-name="ch8">
              <text:p>MB</text:p>
            </chart:title>
            <chart:grid chart:style-name="ch9" chart:class="major"/>
          </chart:axis>
          <chart:series chart:style-name="ch10" chart:values-cell-range-address="'etcd 0.5.0-alpha.0'.B2:'etcd 0.5.0-alpha.0'.B22" chart:label-cell-address="'etcd 0.5.0-alpha.0'.B1:'etcd 0.5.0-alpha.0'.B1" chart:class="chart:bar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tcd Memory Usage (MB)</text:p>
                <draw:g>
                  <svg:desc>'etcd 0.5.0-alpha.0'.B1:'etcd 0.5.0-alpha.0'.B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etcd 0.5.0-alpha.0'.A2:'etcd 0.5.0-alpha.0'.A22</svg:desc>
                </draw:g>
              </table:table-cell>
              <table:table-cell office:value-type="float" office:value="10.456">
                <text:p>10.456</text:p>
                <draw:g>
                  <svg:desc>'etcd 0.5.0-alpha.0'.B2:'etcd 0.5.0-alpha.0'.B22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68.556">
                <text:p>68.556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38.9">
                <text:p>138.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03.304">
                <text:p>203.30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91.368">
                <text:p>291.36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52.968">
                <text:p>352.96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88.768">
                <text:p>388.76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536.74">
                <text:p>536.7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632.028">
                <text:p>632.02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724.32">
                <text:p>724.3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4.32">
                <text:p>724.3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724.32">
                <text:p>724.3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724.576">
                <text:p>724.576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803.056">
                <text:p>803.05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963.14">
                <text:p>963.1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482.8">
                <text:p>1482.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482.8">
                <text:p>1482.8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486.896">
                <text:p>1486.896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486.896">
                <text:p>1486.89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487.92">
                <text:p>1487.9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488.944">
                <text:p>1488.94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